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35.56mm"/>
    </style:style>
    <style:style style:name="co2" style:family="table-column">
      <style:table-column-properties fo:break-before="auto" style:column-width="100.33mm"/>
    </style:style>
    <style:style style:name="co3" style:family="table-column">
      <style:table-column-properties fo:break-before="auto" style:column-width="591.47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6.37mm" fo:break-before="auto" style:use-optimal-row-height="true"/>
    </style:style>
    <style:style style:name="ro3" style:family="table-row">
      <style:table-row-properties style:row-height="8.47mm" fo:break-before="auto" style:use-optimal-row-height="true"/>
    </style:style>
    <style:style style:name="ro4" style:family="table-row">
      <style:table-row-properties style:row-height="56.02mm" fo:break-before="auto" style:use-optimal-row-height="true"/>
    </style:style>
    <style:style style:name="ro5" style:family="table-row">
      <style:table-row-properties style:row-height="12.42mm" fo:break-before="auto" style:use-optimal-row-height="true"/>
    </style:style>
    <style:style style:name="ro6" style:family="table-row">
      <style:table-row-properties style:row-height="40.22mm" fo:break-before="auto" style:use-optimal-row-height="true"/>
    </style:style>
    <style:style style:name="ro7" style:family="table-row">
      <style:table-row-properties style:row-height="67.87mm" fo:break-before="auto" style:use-optimal-row-height="true"/>
    </style:style>
    <style:style style:name="ro8" style:family="table-row">
      <style:table-row-properties style:row-height="87.6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fo:font-style="italic" style:font-style-asian="italic" style:font-style-complex="italic"/>
    </style:style>
    <style:style style:name="ce2" style:family="table-cell" style:parent-style-name="Default">
      <style:text-properties fo:font-style="italic" style:font-style-asian="italic" style:font-style-complex="italic"/>
    </style:style>
    <style:style style:name="ce3" style:family="table-cell" style:parent-style-name="Default">
      <style:table-cell-properties style:vertical-align="top"/>
    </style:style>
    <style:style style:name="ce4" style:family="table-cell" style:parent-style-name="Default">
      <style:text-properties fo:font-weight="bold" style:font-weight-asian="bold" style:font-weight-complex="bold"/>
    </style:style>
    <style:style style:name="ce5"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normal" fo:font-style="italic" style:font-weight-asian="normal" style:font-weight-complex="normal" style:font-style-asian="italic" style:font-style-complex="italic"/>
    </style:style>
    <style:style style:name="T2" style:family="text">
      <style:text-properties fo:font-style="italic" style:font-style-asian="italic" style:font-style-complex="italic"/>
    </style:style>
    <style:style style:name="T3" style:family="text">
      <style:text-properties fo:font-weight="bold"/>
    </style:style>
  </office:automatic-styles>
  <office:body>
    <office:spreadsheet>
      <table:table table:name="foreig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release</text:p>
          </table:table-cell>
          <table:table-cell office:value-type="string" calcext:value-type="string">
            <text:p>https://www.postgresql.org/docs/9.6/static/release.html</text:p>
          </table:table-cell>
          <table:table-cell/>
        </table:table-row>
        <table:table-row table:style-name="ro1">
          <table:table-cell office:value-type="string" calcext:value-type="string">
            <text:p>release-6-3.html: </text:p>
          </table:table-cell>
          <table:table-cell office:value-type="string" calcext:value-type="string">
            <text:p>https://www.postgresql.org/docs/9.6/static/release-6-3.html</text:p>
          </table:table-cell>
          <table:table-cell office:value-type="string" calcext:value-type="string">
            <text:p>foreign key</text:p>
          </table:table-cell>
        </table:table-row>
        <table:table-row table:style-name="ro1">
          <table:table-cell office:value-type="string" calcext:value-type="string">
            <text:p>release-6-4.html: </text:p>
          </table:table-cell>
          <table:table-cell office:value-type="string" calcext:value-type="string">
            <text:p>https://www.postgresql.org/docs/9.6/static/release-6-4.html</text:p>
          </table:table-cell>
          <table:table-cell office:value-type="string" calcext:value-type="string">
            <text:p>foreign key</text:p>
          </table:table-cell>
        </table:table-row>
        <table:table-row table:style-name="ro1">
          <table:table-cell office:value-type="string" calcext:value-type="string">
            <text:p>release-6-5.html: </text:p>
          </table:table-cell>
          <table:table-cell office:value-type="string" calcext:value-type="string">
            <text:p>https://www.postgresql.org/docs/9.6/static/release-6-5.html</text:p>
          </table:table-cell>
          <table:table-cell office:value-type="string" calcext:value-type="string">
            <text:p>foreign key</text:p>
          </table:table-cell>
        </table:table-row>
        <table:table-row table:style-name="ro1">
          <table:table-cell table:number-columns-repeated="3"/>
        </table:table-row>
        <table:table-row table:style-name="ro1">
          <table:table-cell office:value-type="string" calcext:value-type="string">
            <text:p>release-7-0.html: </text:p>
          </table:table-cell>
          <table:table-cell office:value-type="string" calcext:value-type="string">
            <text:p>https://www.postgresql.org/docs/9.6/static/release-7-0.html</text:p>
          </table:table-cell>
          <table:table-cell office:value-type="string" calcext:value-type="string">
            <text:p>foreign key</text:p>
          </table:table-cell>
        </table:table-row>
        <table:table-row table:style-name="ro1">
          <table:table-cell office:value-type="string" calcext:value-type="string">
            <text:p>release-7-1.html: </text:p>
          </table:table-cell>
          <table:table-cell office:value-type="string" calcext:value-type="string">
            <text:p>https://www.postgresql.org/docs/9.6/static/release-7-1.html</text:p>
          </table:table-cell>
          <table:table-cell office:value-type="string" calcext:value-type="string">
            <text:p>foreign key</text:p>
          </table:table-cell>
        </table:table-row>
        <table:table-row table:style-name="ro1">
          <table:table-cell office:value-type="string" calcext:value-type="string">
            <text:p>release-7-2.html: </text:p>
          </table:table-cell>
          <table:table-cell office:value-type="string" calcext:value-type="string">
            <text:p>https://www.postgresql.org/docs/9.6/static/release-7-2.html</text:p>
          </table:table-cell>
          <table:table-cell office:value-type="string" calcext:value-type="string">
            <text:p>foreign key</text:p>
          </table:table-cell>
        </table:table-row>
        <table:table-row table:style-name="ro1">
          <table:table-cell office:value-type="string" calcext:value-type="string">
            <text:p>release-7-3.html: </text:p>
          </table:table-cell>
          <table:table-cell office:value-type="string" calcext:value-type="string">
            <text:p>https://www.postgresql.org/docs/9.6/static/release-7-3.html</text:p>
          </table:table-cell>
          <table:table-cell office:value-type="string" calcext:value-type="string">
            <text:p>foreign key</text:p>
          </table:table-cell>
        </table:table-row>
        <table:table-row table:style-name="ro1">
          <table:table-cell office:value-type="string" calcext:value-type="string">
            <text:p>release-7-3-3.html: </text:p>
          </table:table-cell>
          <table:table-cell office:value-type="string" calcext:value-type="string">
            <text:p>https://www.postgresql.org/docs/9.6/static/release-7-3-3.html</text:p>
          </table:table-cell>
          <table:table-cell office:value-type="string" calcext:value-type="string">
            <text:p>foreign key</text:p>
          </table:table-cell>
        </table:table-row>
        <table:table-row table:style-name="ro1">
          <table:table-cell office:value-type="string" calcext:value-type="string">
            <text:p>release-7-3-5.html: </text:p>
          </table:table-cell>
          <table:table-cell office:value-type="string" calcext:value-type="string">
            <text:p>https://www.postgresql.org/docs/9.6/static/release-7-3-5.html</text:p>
          </table:table-cell>
          <table:table-cell office:value-type="string" calcext:value-type="string">
            <text:p>foreign key</text:p>
          </table:table-cell>
        </table:table-row>
        <table:table-row table:style-name="ro1">
          <table:table-cell office:value-type="string" calcext:value-type="string">
            <text:p>release-7-3-15.html: </text:p>
          </table:table-cell>
          <table:table-cell office:value-type="string" calcext:value-type="string">
            <text:p>https://www.postgresql.org/docs/9.6/static/release-7-3-15.html</text:p>
          </table:table-cell>
          <table:table-cell office:value-type="string" calcext:value-type="string">
            <text:p>foreign key</text:p>
          </table:table-cell>
        </table:table-row>
        <table:table-row table:style-name="ro1">
          <table:table-cell office:value-type="string" calcext:value-type="string">
            <text:p>release-7-4.html: </text:p>
          </table:table-cell>
          <table:table-cell office:value-type="string" calcext:value-type="string">
            <text:p>https://www.postgresql.org/docs/9.6/static/release-7-4.html</text:p>
          </table:table-cell>
          <table:table-cell office:value-type="string" calcext:value-type="string">
            <text:p>foreign key</text:p>
          </table:table-cell>
        </table:table-row>
        <table:table-row table:style-name="ro1">
          <table:table-cell office:value-type="string" calcext:value-type="string">
            <text:p>release-7-4-1.html: </text:p>
          </table:table-cell>
          <table:table-cell office:value-type="string" calcext:value-type="string">
            <text:p>https://www.postgresql.org/docs/9.6/static/release-7-4-1.html</text:p>
          </table:table-cell>
          <table:table-cell office:value-type="string" calcext:value-type="string">
            <text:p>foreign key</text:p>
          </table:table-cell>
        </table:table-row>
        <table:table-row table:style-name="ro1">
          <table:table-cell office:value-type="string" calcext:value-type="string">
            <text:p>release-7-4-4.html: </text:p>
          </table:table-cell>
          <table:table-cell office:value-type="string" calcext:value-type="string">
            <text:p>https://www.postgresql.org/docs/9.6/static/release-7-4-4.html</text:p>
          </table:table-cell>
          <table:table-cell office:value-type="string" calcext:value-type="string">
            <text:p>foreign key</text:p>
          </table:table-cell>
        </table:table-row>
        <table:table-row table:style-name="ro1">
          <table:table-cell office:value-type="string" calcext:value-type="string">
            <text:p>release-7-4-13.html: </text:p>
          </table:table-cell>
          <table:table-cell office:value-type="string" calcext:value-type="string">
            <text:p>https://www.postgresql.org/docs/9.6/static/release-7-4-13.html</text:p>
          </table:table-cell>
          <table:table-cell office:value-type="string" calcext:value-type="string">
            <text:p>foreign key</text:p>
          </table:table-cell>
        </table:table-row>
        <table:table-row table:style-name="ro1">
          <table:table-cell table:number-columns-repeated="3"/>
        </table:table-row>
        <table:table-row table:style-name="ro1">
          <table:table-cell office:value-type="string" calcext:value-type="string">
            <text:p>release-8-0.html: </text:p>
          </table:table-cell>
          <table:table-cell office:value-type="string" calcext:value-type="string">
            <text:p>https://www.postgresql.org/docs/9.6/static/release-8-0.html</text:p>
          </table:table-cell>
          <table:table-cell office:value-type="string" calcext:value-type="string">
            <text:p>foreign key</text:p>
          </table:table-cell>
        </table:table-row>
        <table:table-row table:style-name="ro1">
          <table:table-cell office:value-type="string" calcext:value-type="string">
            <text:p>release-8-0-7.html: </text:p>
          </table:table-cell>
          <table:table-cell office:value-type="string" calcext:value-type="string">
            <text:p>https://www.postgresql.org/docs/9.6/static/release-8-0-7.html</text:p>
          </table:table-cell>
          <table:table-cell office:value-type="string" calcext:value-type="string">
            <text:p>foreign key</text:p>
          </table:table-cell>
        </table:table-row>
        <table:table-row table:style-name="ro1">
          <table:table-cell office:value-type="string" calcext:value-type="string">
            <text:p>release-8-0-8.html: </text:p>
          </table:table-cell>
          <table:table-cell office:value-type="string" calcext:value-type="string">
            <text:p>https://www.postgresql.org/docs/9.6/static/release-8-0-8.html</text:p>
          </table:table-cell>
          <table:table-cell office:value-type="string" calcext:value-type="string">
            <text:p>foreign key</text:p>
          </table:table-cell>
        </table:table-row>
        <table:table-row table:style-name="ro1">
          <table:table-cell office:value-type="string" calcext:value-type="string">
            <text:p>release-8-0-14.html: </text:p>
          </table:table-cell>
          <table:table-cell office:value-type="string" calcext:value-type="string">
            <text:p>https://www.postgresql.org/docs/9.6/static/release-8-0-14.html</text:p>
          </table:table-cell>
          <table:table-cell office:value-type="string" calcext:value-type="string">
            <text:p>foreign key</text:p>
          </table:table-cell>
        </table:table-row>
        <table:table-row table:style-name="ro1">
          <table:table-cell table:number-columns-repeated="3"/>
        </table:table-row>
        <table:table-row table:style-name="ro1">
          <table:table-cell office:value-type="string" calcext:value-type="string">
            <text:p>release-8-1-3.html: </text:p>
          </table:table-cell>
          <table:table-cell office:value-type="string" calcext:value-type="string">
            <text:p>https://www.postgresql.org/docs/9.6/static/release-8-1-3.html</text:p>
          </table:table-cell>
          <table:table-cell office:value-type="string" calcext:value-type="string">
            <text:p>foreign key</text:p>
          </table:table-cell>
        </table:table-row>
        <table:table-row table:style-name="ro1">
          <table:table-cell office:value-type="string" calcext:value-type="string">
            <text:p>release-8-1-4.html: </text:p>
          </table:table-cell>
          <table:table-cell office:value-type="string" calcext:value-type="string">
            <text:p>https://www.postgresql.org/docs/9.6/static/release-8-1-4.html</text:p>
          </table:table-cell>
          <table:table-cell office:value-type="string" calcext:value-type="string">
            <text:p>foreign key</text:p>
          </table:table-cell>
        </table:table-row>
        <table:table-row table:style-name="ro1">
          <table:table-cell office:value-type="string" calcext:value-type="string">
            <text:p>release-8-1-10.html: </text:p>
          </table:table-cell>
          <table:table-cell office:value-type="string" calcext:value-type="string">
            <text:p>https://www.postgresql.org/docs/9.6/static/release-8-1-10.html</text:p>
          </table:table-cell>
          <table:table-cell office:value-type="string" calcext:value-type="string">
            <text:p>foreign key</text:p>
          </table:table-cell>
        </table:table-row>
        <table:table-row table:style-name="ro1">
          <table:table-cell table:number-columns-repeated="3"/>
        </table:table-row>
        <table:table-row table:style-name="ro1">
          <table:table-cell office:value-type="string" calcext:value-type="string">
            <text:p>release-8-2.html:</text:p>
          </table:table-cell>
          <table:table-cell office:value-type="string" calcext:value-type="string">
            <text:p>https://www.postgresql.org/docs/9.6/static/release-8-2.html</text:p>
          </table:table-cell>
          <table:table-cell office:value-type="string" calcext:value-type="string">
            <text:p>foreign key</text:p>
          </table:table-cell>
        </table:table-row>
        <table:table-row table:style-name="ro1">
          <table:table-cell office:value-type="string" calcext:value-type="string">
            <text:p>release-8-2-5.html: </text:p>
          </table:table-cell>
          <table:table-cell office:value-type="string" calcext:value-type="string">
            <text:p>https://www.postgresql.org/docs/9.6/static/release-8-2-5.html</text:p>
          </table:table-cell>
          <table:table-cell office:value-type="string" calcext:value-type="string">
            <text:p>foreign key</text:p>
          </table:table-cell>
        </table:table-row>
        <table:table-row table:style-name="ro1">
          <table:table-cell office:value-type="string" calcext:value-type="string">
            <text:p>release-8-2-23.html: </text:p>
          </table:table-cell>
          <table:table-cell office:value-type="string" calcext:value-type="string">
            <text:p>https://www.postgresql.org/docs/9.6/static/release-8-2-23.html</text:p>
          </table:table-cell>
          <table:table-cell office:value-type="string" calcext:value-type="string">
            <text:p>foreign key</text:p>
          </table:table-cell>
        </table:table-row>
        <table:table-row table:style-name="ro1">
          <table:table-cell table:number-columns-repeated="3"/>
        </table:table-row>
        <table:table-row table:style-name="ro1">
          <table:table-cell office:value-type="string" calcext:value-type="string">
            <text:p>release-8-3.html: </text:p>
          </table:table-cell>
          <table:table-cell office:value-type="string" calcext:value-type="string">
            <text:p>https://www.postgresql.org/docs/9.6/static/release-8-3.html</text:p>
          </table:table-cell>
          <table:table-cell office:value-type="string" calcext:value-type="string">
            <text:p>foreign key</text:p>
          </table:table-cell>
        </table:table-row>
        <table:table-row table:style-name="ro1">
          <table:table-cell office:value-type="string" calcext:value-type="string">
            <text:p>release-8-3-1.html: </text:p>
          </table:table-cell>
          <table:table-cell office:value-type="string" calcext:value-type="string">
            <text:p>https://www.postgresql.org/docs/9.6/static/release-8-3-1.html</text:p>
          </table:table-cell>
          <table:table-cell office:value-type="string" calcext:value-type="string">
            <text:p>foreign key</text:p>
          </table:table-cell>
        </table:table-row>
        <table:table-row table:style-name="ro1">
          <table:table-cell office:value-type="string" calcext:value-type="string">
            <text:p>release-8-3-2.html: </text:p>
          </table:table-cell>
          <table:table-cell office:value-type="string" calcext:value-type="string">
            <text:p>https://www.postgresql.org/docs/9.6/static/release-8-3-2.html</text:p>
          </table:table-cell>
          <table:table-cell office:value-type="string" calcext:value-type="string">
            <text:p>foreign key</text:p>
          </table:table-cell>
        </table:table-row>
        <table:table-row table:style-name="ro1">
          <table:table-cell office:value-type="string" calcext:value-type="string">
            <text:p>release-8-3-4.html: </text:p>
          </table:table-cell>
          <table:table-cell office:value-type="string" calcext:value-type="string">
            <text:p>https://www.postgresql.org/docs/9.6/static/release-8-3-4.html</text:p>
          </table:table-cell>
          <table:table-cell office:value-type="string" calcext:value-type="string">
            <text:p>foreign key</text:p>
          </table:table-cell>
        </table:table-row>
        <table:table-row table:style-name="ro1">
          <table:table-cell office:value-type="string" calcext:value-type="string">
            <text:p>release-8-3-17.html: </text:p>
          </table:table-cell>
          <table:table-cell office:value-type="string" calcext:value-type="string">
            <text:p>https://www.postgresql.org/docs/9.6/static/release-8-3-17.html</text:p>
          </table:table-cell>
          <table:table-cell office:value-type="string" calcext:value-type="string">
            <text:p>foreign key</text:p>
          </table:table-cell>
        </table:table-row>
        <table:table-row table:style-name="ro1">
          <table:table-cell office:value-type="string" calcext:value-type="string">
            <text:p>release-8-3-22.html: </text:p>
          </table:table-cell>
          <table:table-cell office:value-type="string" calcext:value-type="string">
            <text:p>https://www.postgresql.org/docs/9.6/static/release-8-3-22.html</text:p>
          </table:table-cell>
          <table:table-cell office:value-type="string" calcext:value-type="string">
            <text:p>foreign key</text:p>
          </table:table-cell>
        </table:table-row>
        <table:table-row table:style-name="ro1">
          <table:table-cell table:number-columns-repeated="3"/>
        </table:table-row>
        <table:table-row table:style-name="ro1">
          <table:table-cell office:value-type="string" calcext:value-type="string">
            <text:p>release-8-4.html: </text:p>
          </table:table-cell>
          <table:table-cell office:value-type="string" calcext:value-type="string">
            <text:p>https://www.postgresql.org/docs/9.6/static/release-8-4.html</text:p>
          </table:table-cell>
          <table:table-cell office:value-type="string" calcext:value-type="string">
            <text:p>foreign key</text:p>
          </table:table-cell>
        </table:table-row>
        <table:table-row table:style-name="ro1">
          <table:table-cell office:value-type="string" calcext:value-type="string">
            <text:p>release-8-4-2.html: </text:p>
          </table:table-cell>
          <table:table-cell office:value-type="string" calcext:value-type="string">
            <text:p>https://www.postgresql.org/docs/9.6/static/release-8-4-2.html</text:p>
          </table:table-cell>
          <table:table-cell office:value-type="string" calcext:value-type="string">
            <text:p>foreign key</text:p>
          </table:table-cell>
        </table:table-row>
        <table:table-row table:style-name="ro1">
          <table:table-cell office:value-type="string" calcext:value-type="string">
            <text:p>release-8-4-3.html: </text:p>
          </table:table-cell>
          <table:table-cell office:value-type="string" calcext:value-type="string">
            <text:p>https://www.postgresql.org/docs/9.6/static/release-8-4-3.html</text:p>
          </table:table-cell>
          <table:table-cell office:value-type="string" calcext:value-type="string">
            <text:p>Always pass the catalog ID to an option validator function specified in CREATE FOREIGN DATA WRAPPER (Martin Pihlak)</text:p>
          </table:table-cell>
        </table:table-row>
        <table:table-row table:style-name="ro1">
          <table:table-cell office:value-type="string" calcext:value-type="string">
            <text:p>release-8-4-10.html: </text:p>
          </table:table-cell>
          <table:table-cell office:value-type="string" calcext:value-type="string">
            <text:p>https://www.postgresql.org/docs/9.6/static/release-8-4-10.html</text:p>
          </table:table-cell>
          <table:table-cell office:value-type="string" calcext:value-type="string">
            <text:p>foreign key</text:p>
          </table:table-cell>
        </table:table-row>
        <table:table-row table:style-name="ro1">
          <table:table-cell office:value-type="string" calcext:value-type="string">
            <text:p>release-8-4-15.html: </text:p>
          </table:table-cell>
          <table:table-cell office:value-type="string" calcext:value-type="string">
            <text:p>https://www.postgresql.org/docs/9.6/static/release-8-4-15.html</text:p>
          </table:table-cell>
          <table:table-cell office:value-type="string" calcext:value-type="string">
            <text:p>foreign key</text:p>
          </table:table-cell>
        </table:table-row>
        <table:table-row table:style-name="ro1">
          <table:table-cell table:number-columns-repeated="3"/>
        </table:table-row>
        <table:table-row table:style-name="ro1">
          <table:table-cell office:value-type="string" calcext:value-type="string">
            <text:p>release-9-0-2.html: </text:p>
          </table:table-cell>
          <table:table-cell office:value-type="string" calcext:value-type="string">
            <text:p>https://www.postgresql.org/docs/9.6/static/release-9-0-2.html</text:p>
          </table:table-cell>
          <table:table-cell office:value-type="string" calcext:value-type="string">
            <text:p>Add missing support in DROP OWNED BY for removing foreign data wrapper/server privileges belonging to a user (Heikki Linnakangas)</text:p>
          </table:table-cell>
        </table:table-row>
        <table:table-row table:style-name="ro1">
          <table:table-cell office:value-type="string" calcext:value-type="string">
            <text:p>release-9-0-6.html: </text:p>
          </table:table-cell>
          <table:table-cell office:value-type="string" calcext:value-type="string">
            <text:p>https://www.postgresql.org/docs/9.6/static/release-9-0-6.html</text:p>
          </table:table-cell>
          <table:table-cell office:value-type="string" calcext:value-type="string">
            <text:p>foreign key</text:p>
          </table:table-cell>
        </table:table-row>
        <table:table-row table:style-name="ro1">
          <table:table-cell office:value-type="string" calcext:value-type="string">
            <text:p>release-9-0-7.html: </text:p>
          </table:table-cell>
          <table:table-cell office:value-type="string" calcext:value-type="string">
            <text:p>https://www.postgresql.org/docs/9.6/static/release-9-0-7.html</text:p>
          </table:table-cell>
          <table:table-cell office:value-type="string" calcext:value-type="string">
            <text:p>Support foreign data wrappers and foreign servers in REASSIGN OWNED (Alvaro Herrera)</text:p>
          </table:table-cell>
        </table:table-row>
        <table:table-row table:style-name="ro1">
          <table:table-cell office:value-type="string" calcext:value-type="string">
            <text:p>release-9-0-11.html: </text:p>
          </table:table-cell>
          <table:table-cell office:value-type="string" calcext:value-type="string">
            <text:p>https://www.postgresql.org/docs/9.6/static/release-9-0-11.html</text:p>
          </table:table-cell>
          <table:table-cell office:value-type="string" calcext:value-type="string">
            <text:p>foreign key</text:p>
          </table:table-cell>
        </table:table-row>
        <table:table-row table:style-name="ro1">
          <table:table-cell office:value-type="string" calcext:value-type="string">
            <text:p>release-9-0-19.html: </text:p>
          </table:table-cell>
          <table:table-cell office:value-type="string" calcext:value-type="string">
            <text:p>https://www.postgresql.org/docs/9.6/static/release-9-0-19.html</text:p>
          </table:table-cell>
          <table:table-cell office:value-type="string" calcext:value-type="string">
            <text:p>foreign key</text:p>
          </table:table-cell>
        </table:table-row>
        <table:table-row table:style-name="ro1">
          <table:table-cell office:value-type="string" calcext:value-type="string">
            <text:p>release-9-0-20.html: </text:p>
          </table:table-cell>
          <table:table-cell office:value-type="string" calcext:value-type="string">
            <text:p>https://www.postgresql.org/docs/9.6/static/release-9-0-20.html</text:p>
          </table:table-cell>
          <table:table-cell office:value-type="string" calcext:value-type="string">
            <text:p>Add the name of the target server to object description strings for foreign-server user mappings (Álvaro Herrera)</text:p>
          </table:table-cell>
        </table:table-row>
        <table:table-row table:style-name="ro1">
          <table:table-cell table:number-columns-repeated="3"/>
        </table:table-row>
        <table:table-row table:style-name="ro2">
          <table:table-cell table:style-name="ce1" office:value-type="string" calcext:value-type="string">
            <text:p>release-9-1.html: </text:p>
          </table:table-cell>
          <table:table-cell table:style-name="ce3" office:value-type="string" calcext:value-type="string">
            <text:p>https://www.postgresql.org/docs/9.6/static/release-9-1.html</text:p>
          </table:table-cell>
          <table:table-cell table:style-name="ce4" office:value-type="string" calcext:value-type="string">
            <text:p>- Add support for foreign tables</text:p>
            <text:p/>
            <text:p><text:span text:style-name="T1">- Add contrib/file_fdw foreign-data wrapper (Shigeru Hanada)</text:span></text:p>
            <text:p><text:span text:style-name="T1">Foreign tables using this foreign data wrapper can read flat files in a manner very similar to COPY.</text:span></text:p>
          </table:table-cell>
        </table:table-row>
        <table:table-row table:style-name="ro1">
          <table:table-cell office:value-type="string" calcext:value-type="string">
            <text:p>release-9-1-2.html: </text:p>
          </table:table-cell>
          <table:table-cell office:value-type="string" calcext:value-type="string">
            <text:p>https://www.postgresql.org/docs/9.6/static/release-9-1-2.html</text:p>
          </table:table-cell>
          <table:table-cell office:value-type="string" calcext:value-type="string">
            <text:p>In PL/pgSQL, allow foreign tables to define row types (Alexander Soudakov)</text:p>
          </table:table-cell>
        </table:table-row>
        <table:table-row table:style-name="ro1">
          <table:table-cell office:value-type="string" calcext:value-type="string">
            <text:p>release-9-1-3.html: </text:p>
          </table:table-cell>
          <table:table-cell office:value-type="string" calcext:value-type="string">
            <text:p>https://www.postgresql.org/docs/9.6/static/release-9-1-3.html</text:p>
          </table:table-cell>
          <table:table-cell office:value-type="string" calcext:value-type="string">
            <text:p>Support foreign data wrappers and foreign servers in REASSIGN OWNED (Alvaro Herrera)</text:p>
          </table:table-cell>
        </table:table-row>
        <table:table-row table:style-name="ro1">
          <table:table-cell office:value-type="string" calcext:value-type="string">
            <text:p>release-9-1-7.html: </text:p>
          </table:table-cell>
          <table:table-cell office:value-type="string" calcext:value-type="string">
            <text:p>https://www.postgresql.org/docs/9.6/static/release-9-1-7.html</text:p>
          </table:table-cell>
          <table:table-cell office:value-type="string" calcext:value-type="string">
            <text:p>foreign key</text:p>
          </table:table-cell>
        </table:table-row>
        <table:table-row table:style-name="ro1">
          <table:table-cell office:value-type="string" calcext:value-type="string">
            <text:p>release-9-1-10.html: </text:p>
          </table:table-cell>
          <table:table-cell office:value-type="string" calcext:value-type="string">
            <text:p>https://www.postgresql.org/docs/9.6/static/release-9-1-10.html</text:p>
          </table:table-cell>
          <table:table-cell office:value-type="string" calcext:value-type="string">
            <text:p>Fix pg_dump of foreign tables with dropped columns (Andrew Dunstan)</text:p>
          </table:table-cell>
        </table:table-row>
        <table:table-row table:style-name="ro1">
          <table:table-cell office:value-type="string" calcext:value-type="string">
            <text:p>release-9-1-14.html: </text:p>
          </table:table-cell>
          <table:table-cell office:value-type="string" calcext:value-type="string">
            <text:p>https://www.postgresql.org/docs/9.6/static/release-9-1-14.html</text:p>
          </table:table-cell>
          <table:table-cell office:value-type="string" calcext:value-type="string">
            <text:p>Prevent foreign tables from being created with OIDS when default_with_oids is true (Etsuro Fujita)</text:p>
          </table:table-cell>
        </table:table-row>
        <table:table-row table:style-name="ro1">
          <table:table-cell office:value-type="string" calcext:value-type="string">
            <text:p>release-9-1-15.html: </text:p>
          </table:table-cell>
          <table:table-cell office:value-type="string" calcext:value-type="string">
            <text:p>https://www.postgresql.org/docs/9.6/static/release-9-1-15.html</text:p>
          </table:table-cell>
          <table:table-cell office:value-type="string" calcext:value-type="string">
            <text:p>foreign key</text:p>
          </table:table-cell>
        </table:table-row>
        <table:table-row table:style-name="ro3">
          <table:table-cell office:value-type="string" calcext:value-type="string">
            <text:p>release-9-1-16.html: </text:p>
          </table:table-cell>
          <table:table-cell office:value-type="string" calcext:value-type="string">
            <text:p>https://www.postgresql.org/docs/9.6/static/release-9-1-16.html</text:p>
          </table:table-cell>
          <table:table-cell office:value-type="string" calcext:value-type="string">
            <text:p>- Ensure tableoid of a foreign table is reported correctly when a READ COMMITTED recheck occurs after locking rows inSELECT FOR UPDATE, UPDATE, or DELETE (Etsuro Fujita)</text:p>
            <text:p>- Add the name of the target server to object description strings for foreign-server user mappings (Álvaro Herrera)</text:p>
          </table:table-cell>
        </table:table-row>
        <table:table-row table:style-name="ro3">
          <table:table-cell office:value-type="string" calcext:value-type="string">
            <text:p>release-9-1-20.html: </text:p>
          </table:table-cell>
          <table:table-cell office:value-type="string" calcext:value-type="string">
            <text:p>https://www.postgresql.org/docs/9.6/static/release-9-1-20.html</text:p>
          </table:table-cell>
          <table:table-cell office:value-type="string" calcext:value-type="string">
            <text:p>- Fix REASSIGN OWNED and ALTER OWNER to correctly update granted-permissions lists when changing owners of data types, foreign data wrappers, or foreign servers (Bruce Momjian, Álvaro Herrera)</text:p>
            <text:p>- Fix REASSIGN OWNED to ignore foreign user mappings, rather than fail (Álvaro Herrera)</text:p>
          </table:table-cell>
        </table:table-row>
        <table:table-row table:style-name="ro1">
          <table:table-cell table:number-columns-repeated="3"/>
        </table:table-row>
        <table:table-row table:style-name="ro4">
          <table:table-cell table:style-name="ce1" office:value-type="string" calcext:value-type="string">
            <text:p>release-9-2.html: </text:p>
          </table:table-cell>
          <table:table-cell table:style-name="ce3" office:value-type="string" calcext:value-type="string">
            <text:p>https://www.postgresql.org/docs/9.6/static/release-9-2.html</text:p>
          </table:table-cell>
          <table:table-cell office:value-type="string" calcext:value-type="string">
            <text:p>- Improve the planning API for foreign data wrappers (Etsuro Fujita, Shigeru Hanada, Tom Lane)</text:p>
            <text:p>Wrappers can now provide multiple access "paths" for their tables, allowing more flexibility in join planning.</text:p>
            <text:p>- Allow foreign data wrappers to have per-column options (Shigeru Hanada)</text:p>
            <text:p>- Add IF EXISTS options to some ALTER commands (Pavel Stehule)</text:p>
            <text:p>For example, ALTER FOREIGN TABLE IF EXISTS foo RENAME TO bar.</text:p>
            <text:p>- Add ALTER FOREIGN DATA WRAPPER ... RENAME and ALTER SERVER ... RENAME (Peter Eisentraut)</text:p>
            <text:p>- Allow CREATE TABLE (LIKE ...) from foreign tables, views, and composite types (Peter Eisentraut)</text:p>
            <text:p>For example, this allows a table to be created whose schema matches a view.</text:p>
            <text:p>- Display comments for SQL/MED objects (Josh Kupershmidt)</text:p>
            <text:p>These are included in the output of \des+, \det+, and \dew+ for foreign servers, foreign tables, and foreign data wrappers respectively.</text:p>
            <text:p>- Dump foreign server user mappings in user name order (Peter Eisentraut)</text:p>
            <text:p>This helps produce deterministic dump files.</text:p>
            <text:p/>
            <text:p><text:span text:style-name="T2">- Support force_not_null option in file_fdw (Shigeru Hanada)</text:span></text:p>
          </table:table-cell>
        </table:table-row>
        <table:table-row table:style-name="ro1">
          <table:table-cell table:style-name="ce1" office:value-type="string" calcext:value-type="string">
            <text:p>release-9-2-10.html: </text:p>
          </table:table-cell>
          <table:table-cell table:style-name="ce3" office:value-type="string" calcext:value-type="string">
            <text:p>https://www.postgresql.org/docs/9.6/static/release-9-2-10.html</text:p>
          </table:table-cell>
          <table:table-cell table:style-name="ce2" office:value-type="string" calcext:value-type="string">
            <text:p>- Fix mishandling of system columns, particularly tableoid, in FDW queries <text:span text:style-name="T3">(</text:span>Etsuro Fujita<text:span text:style-name="T3">)</text:span></text:p>
          </table:table-cell>
        </table:table-row>
        <table:table-row table:style-name="ro1">
          <table:table-cell office:value-type="string" calcext:value-type="string">
            <text:p>release-9-2-5.html: </text:p>
          </table:table-cell>
          <table:table-cell office:value-type="string" calcext:value-type="string">
            <text:p>https://www.postgresql.org/docs/9.6/static/release-9-2-5.html</text:p>
          </table:table-cell>
          <table:table-cell office:value-type="string" calcext:value-type="string">
            <text:p>Fix pg_dump of foreign tables with dropped columns (Andrew Dunstan)</text:p>
          </table:table-cell>
        </table:table-row>
        <table:table-row table:style-name="ro1">
          <table:table-cell office:value-type="string" calcext:value-type="string">
            <text:p>release-9-2-9.html: </text:p>
          </table:table-cell>
          <table:table-cell office:value-type="string" calcext:value-type="string">
            <text:p>https://www.postgresql.org/docs/9.6/static/release-9-2-9.html</text:p>
          </table:table-cell>
          <table:table-cell office:value-type="string" calcext:value-type="string">
            <text:p>Prevent foreign tables from being created with OIDS when default_with_oids is true (Etsuro Fujita)</text:p>
          </table:table-cell>
        </table:table-row>
        <table:table-row table:style-name="ro1">
          <table:table-cell table:style-name="ce2" office:value-type="string" calcext:value-type="string">
            <text:p>release-9-2-10.html: </text:p>
          </table:table-cell>
          <table:table-cell office:value-type="string" calcext:value-type="string">
            <text:p>https://www.postgresql.org/docs/9.6/static/release-9-2-10.html</text:p>
          </table:table-cell>
          <table:table-cell office:value-type="string" calcext:value-type="string">
            <text:p>foreign key</text:p>
          </table:table-cell>
        </table:table-row>
        <table:table-row table:style-name="ro2">
          <table:table-cell office:value-type="string" calcext:value-type="string">
            <text:p>release-9-2-11.html: </text:p>
          </table:table-cell>
          <table:table-cell office:value-type="string" calcext:value-type="string">
            <text:p>https://www.postgresql.org/docs/9.6/static/release-9-2-11.html</text:p>
          </table:table-cell>
          <table:table-cell office:value-type="string" calcext:value-type="string">
            <text:p>- Ensure tableoid of a foreign table is reported correctly when a READ COMMITTED recheck occurs after locking rows in SELECT FOR UPDATE, UPDATE, or DELETE (Etsuro Fujita)</text:p>
            <text:p>- Add the name of the target server to object description strings for foreign-server user mappings (Álvaro Herrera)</text:p>
            <text:p>- Make pg_dump consider foreign key relationships between extension configuration tables while choosing dump order (Gilles Darold, Michael Paquier, Stephen Frost)</text:p>
            <text:p>This oversight could result in producing dumps that fail to reload because foreign key constraints are transiently violated.</text:p>
          </table:table-cell>
        </table:table-row>
        <table:table-row table:style-name="ro3">
          <table:table-cell office:value-type="string" calcext:value-type="string">
            <text:p>release-9-2-15.html: </text:p>
          </table:table-cell>
          <table:table-cell office:value-type="string" calcext:value-type="string">
            <text:p>https://www.postgresql.org/docs/9.6/static/release-9-2-15.html</text:p>
          </table:table-cell>
          <table:table-cell office:value-type="string" calcext:value-type="string">
            <text:p>- Fix REASSIGN OWNED and ALTER OWNER to correctly update granted-permissions lists when changing owners of data types, foreign data wrappers, or foreign servers (Bruce Momjian, Álvaro Herrera)</text:p>
            <text:p>- Fix REASSIGN OWNED to ignore foreign user mappings, rather than fail (Álvaro Herrera)</text:p>
          </table:table-cell>
        </table:table-row>
        <table:table-row table:style-name="ro1">
          <table:table-cell table:number-columns-repeated="3"/>
        </table:table-row>
        <table:table-row table:style-name="ro3">
          <table:table-cell table:style-name="ce1" office:value-type="string" calcext:value-type="string">
            <text:p>release-9-3.html: </text:p>
          </table:table-cell>
          <table:table-cell table:style-name="ce3" office:value-type="string" calcext:value-type="string">
            <text:p>https://www.postgresql.org/docs/9.6/static/release-9-3.html</text:p>
          </table:table-cell>
          <table:table-cell office:value-type="string" calcext:value-type="string">
            <text:p>- Allow foreign data wrappers to support writes (inserts/updates/deletes) on foreign tables</text:p>
            <text:p>- Add a Postgres foreign data wrapper to allow access to other Postgres servers</text:p>
          </table:table-cell>
        </table:table-row>
        <table:table-row table:style-name="ro1">
          <table:table-cell table:style-name="ce1" office:value-type="string" calcext:value-type="string">
            <text:p>release-9-3-3.html: </text:p>
          </table:table-cell>
          <table:table-cell table:style-name="ce1" office:value-type="string" calcext:value-type="string">
            <text:p>https://www.postgresql.org/docs/9.6/static/release-9-3-3.html</text:p>
          </table:table-cell>
          <table:table-cell table:style-name="ce2" office:value-type="string" calcext:value-type="string">
            <text:p>Improve lost-connection error handling in contrib/postgres_fdw (Tom Lane)</text:p>
          </table:table-cell>
        </table:table-row>
        <table:table-row table:style-name="ro3">
          <table:table-cell table:style-name="ce1" office:value-type="string" calcext:value-type="string">
            <text:p>release-9-3-4.html: </text:p>
          </table:table-cell>
          <table:table-cell table:style-name="ce1" office:value-type="string" calcext:value-type="string">
            <text:p>https://www.postgresql.org/docs/9.6/static/release-9-3-4.html</text:p>
          </table:table-cell>
          <table:table-cell table:style-name="ce2" office:value-type="string" calcext:value-type="string">
            <text:p>- Fix contrib/postgres_fdw to handle multiple join conditions properly (Tom Lane)</text:p>
            <text:p>This oversight could result in sending WHERE clauses to the remote server for execution even though the clauses are not known to have the same semantics on the remote server (for example, clauses that use non-built-in operators). The query might succeed anyway, but it could also fail with errors from the remote server, or worse give silently wrong answers.</text:p>
          </table:table-cell>
        </table:table-row>
        <table:table-row table:style-name="ro1">
          <table:table-cell office:value-type="string" calcext:value-type="string">
            <text:p>release-9-3-5.html: </text:p>
          </table:table-cell>
          <table:table-cell office:value-type="string" calcext:value-type="string">
            <text:p>https://www.postgresql.org/docs/9.6/static/release-9-3-5.html</text:p>
          </table:table-cell>
          <table:table-cell office:value-type="string" calcext:value-type="string">
            <text:p>Prevent foreign tables from being created with OIDS when default_with_oids is true (Etsuro Fujita)</text:p>
          </table:table-cell>
        </table:table-row>
        <table:table-row table:style-name="ro1">
          <table:table-cell table:style-name="ce1" office:value-type="string" calcext:value-type="string">
            <text:p>release-9-3-6.html: </text:p>
          </table:table-cell>
          <table:table-cell table:style-name="ce1" office:value-type="string" calcext:value-type="string">
            <text:p>https://www.postgresql.org/docs/9.6/static/release-9-3-6.html</text:p>
          </table:table-cell>
          <table:table-cell table:style-name="ce2" office:value-type="string" calcext:value-type="string">
            <text:p>Fix mishandling of system columns, particularly tableoid, in FDW queries (Etsuro Fujita)</text:p>
          </table:table-cell>
        </table:table-row>
        <table:table-row table:style-name="ro3">
          <table:table-cell office:value-type="string" calcext:value-type="string">
            <text:p>release-9-3-7.html: </text:p>
          </table:table-cell>
          <table:table-cell office:value-type="string" calcext:value-type="string">
            <text:p>https://www.postgresql.org/docs/9.6/static/release-9-3-7.html</text:p>
          </table:table-cell>
          <table:table-cell office:value-type="string" calcext:value-type="string">
            <text:p>- Ensure tableoid of a foreign table is reported correctly when a READ COMMITTED recheck occurs after locking rows in SELECT FOR UPDATE, UPDATE, or DELETE (Etsuro Fujita)</text:p>
            <text:p>- Add the name of the target server to object description strings for foreign-server user mappings (Álvaro Herrera)</text:p>
          </table:table-cell>
        </table:table-row>
        <table:table-row table:style-name="ro3">
          <table:table-cell table:style-name="ce1" office:value-type="string" calcext:value-type="string">
            <text:p>release-9-3-10.html: </text:p>
          </table:table-cell>
          <table:table-cell table:style-name="ce1" office:value-type="string" calcext:value-type="string">
            <text:p>https://www.postgresql.org/docs/9.6/static/release-9-3-10.html</text:p>
          </table:table-cell>
          <table:table-cell table:style-name="ce2" office:value-type="string" calcext:value-type="string">
            <text:p>- Improve contrib/postgres_fdw's handling of collation-related decisions (Tom Lane)</text:p>
            <text:p>The main user-visible effect is expected to be that comparisons involving varchar columns will be sent to the remote server for execution in more cases than before.</text:p>
          </table:table-cell>
        </table:table-row>
        <table:table-row table:style-name="ro3">
          <table:table-cell office:value-type="string" calcext:value-type="string">
            <text:p>release-9-3-11.html: </text:p>
          </table:table-cell>
          <table:table-cell office:value-type="string" calcext:value-type="string">
            <text:p>https://www.postgresql.org/docs/9.6/static/release-9-3-11.html</text:p>
          </table:table-cell>
          <table:table-cell office:value-type="string" calcext:value-type="string">
            <text:p>- Fix REASSIGN OWNED and ALTER OWNER to correctly update granted-permissions lists when changing owners of data types, foreign data wrappers, or foreign servers (Bruce Momjian, Álvaro Herrera)</text:p>
            <text:p>- Fix REASSIGN OWNED to ignore foreign user mappings, rather than fail (Álvaro Herrera)</text:p>
          </table:table-cell>
        </table:table-row>
        <table:table-row table:style-name="ro1">
          <table:table-cell table:number-columns-repeated="3"/>
        </table:table-row>
        <table:table-row table:style-name="ro5">
          <table:table-cell table:style-name="ce1" office:value-type="string" calcext:value-type="string">
            <text:p>release-9-4.html: </text:p>
          </table:table-cell>
          <table:table-cell table:style-name="ce3" office:value-type="string" calcext:value-type="string">
            <text:p>https://www.postgresql.org/docs/9.6/static/release-9-4.html</text:p>
          </table:table-cell>
          <table:table-cell office:value-type="string" calcext:value-type="string">
            <text:p>- Foreign data wrappers that support updating foreign tables must consider the possible presence of AFTER ROW triggers (Noah Misch)</text:p>
            <text:p>When an AFTER ROW trigger is present, all columns of the table must be returned by updating actions, since the trigger might inspect any or all of them. Previously, foreign tables never had triggers, so the FDW might optimize away fetching columns not mentioned in the RETURNING clause (if any).</text:p>
            <text:p>- Support triggers on foreign tables (Ronan Dunklau)</text:p>
          </table:table-cell>
        </table:table-row>
        <table:table-row table:style-name="ro3">
          <table:table-cell office:value-type="string" calcext:value-type="string">
            <text:p>release-9-4-2.html: </text:p>
          </table:table-cell>
          <table:table-cell office:value-type="string" calcext:value-type="string">
            <text:p>https://www.postgresql.org/docs/9.6/static/release-9-4-2.html</text:p>
          </table:table-cell>
          <table:table-cell office:value-type="string" calcext:value-type="string">
            <text:p>- Ensure tableoid of a foreign table is reported correctly when a READ COMMITTED recheck occurs after locking rows in SELECT FOR UPDATE, UPDATE, or DELETE (Etsuro Fujita)</text:p>
            <text:p>- Add the name of the target server to object description strings for foreign-server user mappings (Álvaro Herrera)</text:p>
          </table:table-cell>
        </table:table-row>
        <table:table-row table:style-name="ro3">
          <table:table-cell table:style-name="ce1" office:value-type="string" calcext:value-type="string">
            <text:p>release-9-4-5.html: </text:p>
          </table:table-cell>
          <table:table-cell table:style-name="ce3" office:value-type="string" calcext:value-type="string">
            <text:p>https://www.postgresql.org/docs/9.6/static/release-9-4-5.html</text:p>
          </table:table-cell>
          <table:table-cell table:style-name="ce2" office:value-type="string" calcext:value-type="string">
            <text:p>- Improve contrib/postgres_fdw's handling of collation-related decisions (Tom Lane)</text:p>
            <text:p>The main user-visible effect is expected to be that comparisons involving varchar columns will be sent to the remote server for execution in more cases than before.</text:p>
          </table:table-cell>
        </table:table-row>
        <table:table-row table:style-name="ro2">
          <table:table-cell table:style-name="ce1" office:value-type="string" calcext:value-type="string">
            <text:p>release-9-4-6.html: </text:p>
          </table:table-cell>
          <table:table-cell table:style-name="ce3" office:value-type="string" calcext:value-type="string">
            <text:p>https://www.postgresql.org/docs/9.6/static/release-9-4-6.html</text:p>
          </table:table-cell>
          <table:table-cell office:value-type="string" calcext:value-type="string">
            <text:p>- Fix REASSIGN OWNED and ALTER OWNER to correctly update granted-permissions lists when changing owners of data types, foreign data wrappers, or foreign servers (Bruce Momjian, Álvaro Herrera)</text:p>
            <text:p>- Fix REASSIGN OWNED to ignore foreign user mappings, rather than fail (Álvaro Herrera)</text:p>
            <text:p/>
            <text:p><text:span text:style-name="T2">- In contrib/postgres_fdw, fix bugs triggered by use of tableoid in data-modifying commands (Etsuro Fujita, Robert Haas)</text:span></text:p>
          </table:table-cell>
        </table:table-row>
        <table:table-row table:style-name="ro1">
          <table:table-cell table:number-columns-repeated="3"/>
        </table:table-row>
        <table:table-row table:style-name="ro6">
          <table:table-cell office:value-type="string" calcext:value-type="string">
            <text:p>release-9-5.html: </text:p>
          </table:table-cell>
          <table:table-cell office:value-type="string" calcext:value-type="string">
            <text:p>https://www.postgresql.org/docs/9.6/static/release-9-5.html</text:p>
          </table:table-cell>
          <table:table-cell office:value-type="string" calcext:value-type="string">
            <text:p>- Add support for IMPORT FOREIGN SCHEMA (Ronan Dunklau, Michael Paquier, Tom Lane)</text:p>
            <text:p>This command allows automatic creation of local foreign tables that match the structure of existing tables on a remote server.</text:p>
            <text:p>- Allow CHECK constraints to be placed on foreign tables (Shigeru Hanada, Etsuro Fujita)</text:p>
            <text:p>Such constraints are assumed to be enforced on the remote server, and are not enforced locally. However, they are assumed to hold for purposes of query optimization, such as constraint exclusion.</text:p>
            <text:p>- Allow foreign tables to participate in inheritance (Shigeru Hanada, Etsuro Fujita)</text:p>
            <text:p>To let this work naturally, foreign tables are now allowed to have check constraints marked as not valid, and to set storage and OID characteristics, even though these operations are effectively no-ops for a foreign table.</text:p>
            <text:p>- Allow foreign data wrappers and custom scans to implement join pushdown (KaiGai Kohei)</text:p>
            <text:p>- Allow foreign data wrappers to do post-filter locking (Etsuro Fujita)</text:p>
            <text:p>- Foreign tables can now take part in INSERT ... ON CONFLICT DO NOTHING queries (Peter Geoghegan, Heikki Linnakangas, Andres Freund)</text:p>
            <text:p>Foreign data wrappers must be modified to handle this. INSERT ... ON CONFLICT DO UPDATE is not supported on foreign tables.</text:p>
          </table:table-cell>
        </table:table-row>
        <table:table-row table:style-name="ro1">
          <table:table-cell table:style-name="ce3" office:value-type="string" calcext:value-type="string">
            <text:p>release-9-5-1.html: </text:p>
          </table:table-cell>
          <table:table-cell table:style-name="ce3" office:value-type="string" calcext:value-type="string">
            <text:p>https://www.postgresql.org/docs/9.6/static/release-9-5-1.html</text:p>
          </table:table-cell>
          <table:table-cell table:style-name="ce2" office:value-type="string" calcext:value-type="string">
            <text:p>- In contrib/postgres_fdw, fix bugs triggered by use of tableoid in data-modifying commands <text:span text:style-name="T3">(</text:span>Etsuro Fujita, Robert Haas<text:span text:style-name="T3">)</text:span></text:p>
          </table:table-cell>
        </table:table-row>
        <table:table-row table:style-name="ro1">
          <table:table-cell table:number-columns-repeated="3"/>
        </table:table-row>
        <table:table-row table:style-name="ro7">
          <table:table-cell table:style-name="ce3" office:value-type="string" calcext:value-type="string">
            <text:p>release-9-6.html: </text:p>
          </table:table-cell>
          <table:table-cell table:style-name="ce3" office:value-type="string" calcext:value-type="string">
            <text:p>https://www.postgresql.org/docs/9.6/static/release-9-6.html</text:p>
          </table:table-cell>
          <table:table-cell office:value-type="string" calcext:value-type="string">
            <text:p>- Consider performing joins of foreign tables remotely only when the applicable user mappings match (Shigeru Hanada, Ashutosh Bapat)</text:p>
            <text:p>- Previously, the foreign join pushdown infrastructure left the question of security entirely up to individual foreign data wrappers, but it would be easy for an FDW to inadvertently open up subtle security holes that way. So, make it the core code's job to determine which user mapping OID is relevant, and don't attempt join pushdown unless it's the same for all relevant relations.</text:p>
            <text:p>- Restructure index access method API to hide most of it at the C level (Alexander Korotkov)</text:p>
            <text:p>This change modernizes the index AM API to look more like the designs we've adopted for foreign data wrappers and tablesample handlers. This simplifies the C code and should make it more feasible to define index access methods in installable extensions. A consequence is that most of the columns of the pg_am system catalog have disappeared.</text:p>
            <text:p/>
            <text:p># E.1.3.13.1. postgres_fdw</text:p>
            <text:p>- Allow extension-provided operators and functions to be sent for remote execution, if the extension is whitelisted in the foreign server's options (Paul Ramsey)</text:p>
            <text:p>Users can enable this feature when the extension is known to exist in a compatible version in the remote database. It allows more efficient execution of queries involving extension operators.</text:p>
            <text:p>- Consider performing sorts on the remote server (Ashutosh Bapat)</text:p>
            <text:p>- Consider performing joins on the remote server (Shigeru Hanada, Ashutosh Bapat)</text:p>
            <text:p>- When feasible, perform UPDATE or DELETE entirely on the remote server (Etsuro Fujita)</text:p>
            <text:p>Formerly, this involved sending a SELECT FOR UPDATE command and then updating or deleting the selected rows one-by-one. While that's still necessary if the operation requires any local processing, it can now be done remotely if all elements of the query are safe to send to the remote server.</text:p>
            <text:p>- Allow the fetch size to be set as a server or table option (Corey Huinker)</text:p>
            <text:p>Formerly, postgres_fdw always fetched 100 rows at a time from remote queries; now that behavior is adjustable.</text:p>
            <text:p>- Use a single foreign-server connection for local user IDs that all map to the same remote user (Ashutosh Bapat)</text:p>
            <text:p>- Transmit query cancellation requests to the remote server (Michael Paquier)</text:p>
            <text:p>Previously, a local query cancellation request did nothing to cause an already-sent remote query to terminate early.</text:p>
          </table:table-cell>
        </table:table-row>
      </table:table>
      <table:table table:name="fdk" table:style-name="ta1">
        <table:table-column table:style-name="co1" table:default-cell-style-name="ce1"/>
        <table:table-column table:style-name="co2" table:default-cell-style-name="ce3"/>
        <table:table-column table:style-name="co3" table:default-cell-style-name="Default"/>
        <table:table-row table:style-name="ro1">
          <table:table-cell table:style-name="Default" office:value-type="string" calcext:value-type="string">
            <text:p>release</text:p>
          </table:table-cell>
          <table:table-cell table:style-name="Default"/>
          <table:table-cell/>
        </table:table-row>
        <table:table-row table:style-name="ro2">
          <table:table-cell office:value-type="string" calcext:value-type="string">
            <text:p>release-9-1.html: </text:p>
          </table:table-cell>
          <table:table-cell office:value-type="string" calcext:value-type="string">
            <text:p>https://www.postgresql.org/docs/9.6/static/release-9-1.html</text:p>
          </table:table-cell>
          <table:table-cell table:style-name="ce4" office:value-type="string" calcext:value-type="string">
            <text:p>- Add support for foreign tables</text:p>
            <text:p/>
            <text:p><text:span text:style-name="T1">- Add contrib/file_fdw foreign-data wrapper (Shigeru Hanada)</text:span></text:p>
            <text:p><text:span text:style-name="T1">Foreign tables using this foreign data wrapper can read flat files in a manner very similar to COPY.</text:span></text:p>
          </table:table-cell>
        </table:table-row>
        <table:table-row table:style-name="ro4">
          <table:table-cell office:value-type="string" calcext:value-type="string">
            <text:p>release-9-2.html: </text:p>
          </table:table-cell>
          <table:table-cell office:value-type="string" calcext:value-type="string">
            <text:p>https://www.postgresql.org/docs/9.6/static/release-9-2.html</text:p>
          </table:table-cell>
          <table:table-cell office:value-type="string" calcext:value-type="string">
            <text:p>- Improve the planning API for foreign data wrappers (Etsuro Fujita, Shigeru Hanada, Tom Lane)</text:p>
            <text:p>Wrappers can now provide multiple access "paths" for their tables, allowing more flexibility in join planning.</text:p>
            <text:p>- Allow foreign data wrappers to have per-column options (Shigeru Hanada)</text:p>
            <text:p>- Add IF EXISTS options to some ALTER commands (Pavel Stehule)</text:p>
            <text:p>For example, ALTER FOREIGN TABLE IF EXISTS foo RENAME TO bar.</text:p>
            <text:p>- Add ALTER FOREIGN DATA WRAPPER ... RENAME and ALTER SERVER ... RENAME (Peter Eisentraut)</text:p>
            <text:p>- Allow CREATE TABLE (LIKE ...) from foreign tables, views, and composite types (Peter Eisentraut)</text:p>
            <text:p>For example, this allows a table to be created whose schema matches a view.</text:p>
            <text:p>- Display comments for SQL/MED objects (Josh Kupershmidt)</text:p>
            <text:p>These are included in the output of \des+, \det+, and \dew+ for foreign servers, foreign tables, and foreign data wrappers respectively.</text:p>
            <text:p>- Dump foreign server user mappings in user name order (Peter Eisentraut)</text:p>
            <text:p>This helps produce deterministic dump files.</text:p>
            <text:p/>
            <text:p><text:span text:style-name="T2">- Support force_not_null option in file_fdw (Shigeru Hanada)</text:span></text:p>
          </table:table-cell>
        </table:table-row>
        <table:table-row table:style-name="ro1">
          <table:table-cell office:value-type="string" calcext:value-type="string">
            <text:p>release-9-2-10.html: </text:p>
          </table:table-cell>
          <table:table-cell office:value-type="string" calcext:value-type="string">
            <text:p>https://www.postgresql.org/docs/9.6/static/release-9-2-10.html</text:p>
          </table:table-cell>
          <table:table-cell table:style-name="ce2" office:value-type="string" calcext:value-type="string">
            <text:p>- Fix mishandling of system columns, particularly tableoid, in FDW queries <text:span text:style-name="T3">(</text:span>Etsuro Fujita<text:span text:style-name="T3">)</text:span></text:p>
          </table:table-cell>
        </table:table-row>
        <table:table-row table:style-name="ro3">
          <table:table-cell office:value-type="string" calcext:value-type="string">
            <text:p>release-9-3.html: </text:p>
          </table:table-cell>
          <table:table-cell office:value-type="string" calcext:value-type="string">
            <text:p>https://www.postgresql.org/docs/9.6/static/release-9-3.html</text:p>
          </table:table-cell>
          <table:table-cell office:value-type="string" calcext:value-type="string">
            <text:p>- Allow foreign data wrappers to support writes (inserts/updates/deletes) on foreign tables</text:p>
            <text:p>- Add a Postgres foreign data wrapper to allow access to other Postgres servers</text:p>
          </table:table-cell>
        </table:table-row>
        <table:table-row table:style-name="ro1">
          <table:table-cell office:value-type="string" calcext:value-type="string">
            <text:p>release-9-3-3.html: </text:p>
          </table:table-cell>
          <table:table-cell table:style-name="ce1" office:value-type="string" calcext:value-type="string">
            <text:p>https://www.postgresql.org/docs/9.6/static/release-9-3-3.html</text:p>
          </table:table-cell>
          <table:table-cell table:style-name="ce2" office:value-type="string" calcext:value-type="string">
            <text:p>Improve lost-connection error handling in contrib/postgres_fdw (Tom Lane)</text:p>
          </table:table-cell>
        </table:table-row>
        <table:table-row table:style-name="ro3">
          <table:table-cell office:value-type="string" calcext:value-type="string">
            <text:p>release-9-3-4.html: </text:p>
          </table:table-cell>
          <table:table-cell table:style-name="ce1" office:value-type="string" calcext:value-type="string">
            <text:p>https://www.postgresql.org/docs/9.6/static/release-9-3-4.html</text:p>
          </table:table-cell>
          <table:table-cell table:style-name="ce2" office:value-type="string" calcext:value-type="string">
            <text:p>- Fix contrib/postgres_fdw to handle multiple join conditions properly (Tom Lane)</text:p>
            <text:p>This oversight could result in sending WHERE clauses to the remote server for execution even though the clauses are not known to have the same semantics on the remote server (for example, clauses that use non-built-in operators). The query might succeed anyway, but it could also fail with errors from the remote server, or worse give silently wrong answers.</text:p>
          </table:table-cell>
        </table:table-row>
        <table:table-row table:style-name="ro1">
          <table:table-cell office:value-type="string" calcext:value-type="string">
            <text:p>release-9-3-6.html: </text:p>
          </table:table-cell>
          <table:table-cell table:style-name="ce1" office:value-type="string" calcext:value-type="string">
            <text:p>https://www.postgresql.org/docs/9.6/static/release-9-3-6.html</text:p>
          </table:table-cell>
          <table:table-cell table:style-name="ce2" office:value-type="string" calcext:value-type="string">
            <text:p>Fix mishandling of system columns, particularly tableoid, in FDW queries (Etsuro Fujita)</text:p>
          </table:table-cell>
        </table:table-row>
        <table:table-row table:style-name="ro3">
          <table:table-cell office:value-type="string" calcext:value-type="string">
            <text:p>release-9-3-10.html: </text:p>
          </table:table-cell>
          <table:table-cell table:style-name="ce1" office:value-type="string" calcext:value-type="string">
            <text:p>https://www.postgresql.org/docs/9.6/static/release-9-3-10.html</text:p>
          </table:table-cell>
          <table:table-cell table:style-name="ce2" office:value-type="string" calcext:value-type="string">
            <text:p>- Improve contrib/postgres_fdw's handling of collation-related decisions (Tom Lane)</text:p>
            <text:p>The main user-visible effect is expected to be that comparisons involving varchar columns will be sent to the remote server for execution in more cases than before.</text:p>
          </table:table-cell>
        </table:table-row>
        <table:table-row table:style-name="ro5">
          <table:table-cell office:value-type="string" calcext:value-type="string">
            <text:p>release-9-4.html: </text:p>
          </table:table-cell>
          <table:table-cell office:value-type="string" calcext:value-type="string">
            <text:p>https://www.postgresql.org/docs/9.6/static/release-9-4.html</text:p>
          </table:table-cell>
          <table:table-cell office:value-type="string" calcext:value-type="string">
            <text:p>- Foreign data wrappers that support updating foreign tables must consider the possible presence of AFTER ROW triggers (Noah Misch)</text:p>
            <text:p>When an AFTER ROW trigger is present, all columns of the table must be returned by updating actions, since the trigger might inspect any or all of them. Previously, foreign tables never had triggers, so the FDW might optimize away fetching columns not mentioned in the RETURNING clause (if any).</text:p>
            <text:p>- Support triggers on foreign tables (Ronan Dunklau)</text:p>
          </table:table-cell>
        </table:table-row>
        <table:table-row table:style-name="ro3">
          <table:table-cell office:value-type="string" calcext:value-type="string">
            <text:p>release-9-4-5.html: </text:p>
          </table:table-cell>
          <table:table-cell office:value-type="string" calcext:value-type="string">
            <text:p>https://www.postgresql.org/docs/9.6/static/release-9-4-5.html</text:p>
          </table:table-cell>
          <table:table-cell table:style-name="ce2" office:value-type="string" calcext:value-type="string">
            <text:p>- Improve contrib/postgres_fdw's handling of collation-related decisions (Tom Lane)</text:p>
            <text:p>The main user-visible effect is expected to be that comparisons involving varchar columns will be sent to the remote server for execution in more cases than before.</text:p>
          </table:table-cell>
        </table:table-row>
        <table:table-row table:style-name="ro2">
          <table:table-cell office:value-type="string" calcext:value-type="string">
            <text:p>release-9-4-6.html: </text:p>
          </table:table-cell>
          <table:table-cell office:value-type="string" calcext:value-type="string">
            <text:p>https://www.postgresql.org/docs/9.6/static/release-9-4-6.html</text:p>
          </table:table-cell>
          <table:table-cell office:value-type="string" calcext:value-type="string">
            <text:p>- Fix REASSIGN OWNED and ALTER OWNER to correctly update granted-permissions lists when changing owners of data types, foreign data wrappers, or foreign servers (Bruce Momjian, Álvaro Herrera)</text:p>
            <text:p>- Fix REASSIGN OWNED to ignore foreign user mappings, rather than fail (Álvaro Herrera)</text:p>
            <text:p/>
            <text:p><text:span text:style-name="T2">- In contrib/postgres_fdw, fix bugs triggered by use of tableoid in data-modifying commands (Etsuro Fujita, Robert Haas)</text:span></text:p>
          </table:table-cell>
        </table:table-row>
        <table:table-row table:style-name="ro1">
          <table:table-cell table:style-name="ce3" office:value-type="string" calcext:value-type="string">
            <text:p>release-9-5-1.html: </text:p>
          </table:table-cell>
          <table:table-cell office:value-type="string" calcext:value-type="string">
            <text:p>https://www.postgresql.org/docs/9.6/static/release-9-5-1.html</text:p>
          </table:table-cell>
          <table:table-cell table:style-name="ce2" office:value-type="string" calcext:value-type="string">
            <text:p>- In contrib/postgres_fdw, fix bugs triggered by use of tableoid in data-modifying commands <text:span text:style-name="T3">(</text:span>Etsuro Fujita, Robert Haas<text:span text:style-name="T3">)</text:span></text:p>
          </table:table-cell>
        </table:table-row>
        <table:table-row table:style-name="ro8">
          <table:table-cell table:style-name="ce3"/>
          <table:table-cell/>
          <table:table-cell office:value-type="string" calcext:value-type="string">
            <text:p>- Support for remote joins, sorts, and updates in postgres_fdw</text:p>
            <text:p/>
            <text:p>- Consider performing joins of foreign tables remotely only when the applicable user mappings match (Shigeru Hanada, Ashutosh Bapat)</text:p>
            <text:p>Previously, the foreign join pushdown infrastructure left the question of security entirely up to individual foreign data wrappers, but it would be easy for an FDW to inadvertently open up subtle security holes that way. So, make it the core code's job to determine which user mapping OID is relevant, and don't attempt join pushdown unless it's the same for all relevant relations.</text:p>
            <text:p>- Restructure index access method API to hide most of it at the C level (Alexander Korotkov)</text:p>
            <text:p>This change modernizes the index AM API to look more like the designs we've adopted for foreign data wrappers and tablesample handlers. This simplifies the C code and should make it more feasible to define index access methods in installable extensions. A consequence is that most of the columns of the pg_am system catalog have disappeared.</text:p>
            <text:p/>
            <text:p><text:span text:style-name="T2">- Introduce extensible node types (KaiGai Kohei)</text:span></text:p>
            <text:p><text:span text:style-name="T2">This change allows FDWs or custom scan providers to store data in a plan tree in a more convenient format than was previously possible.</text:span></text:p>
            <text:p/>
            <text:p># E.1.3.13.1. postgres_fdw</text:p>
            <text:p>- Allow extension-provided operators and functions to be sent for remote execution, if the extension is whitelisted in the foreign server's options (Paul Ramsey)</text:p>
            <text:p>Users can enable this feature when the extension is known to exist in a compatible version in the remote database. It allows more efficient execution of queries involving extension operators.</text:p>
            <text:p>- Consider performing sorts on the remote server (Ashutosh Bapat)</text:p>
            <text:p>- Consider performing joins on the remote server (Shigeru Hanada, Ashutosh Bapat)</text:p>
            <text:p>- When feasible, perform UPDATE or DELETE entirely on the remote server (Etsuro Fujita)</text:p>
            <text:p>Formerly, this involved sending a SELECT FOR UPDATE command and then updating or deleting the selected rows one-by-one. While that's still necessary if the operation requires any local processing, it can now be done remotely if all elements of the query are safe to send to the remote server.</text:p>
            <text:p>- Allow the fetch size to be set as a server or table option (Corey Huinker)</text:p>
            <text:p>Formerly, postgres_fdw always fetched 100 rows at a time from remote queries; now that behavior is adjustable.</text:p>
            <text:p>- Use a single foreign-server connection for local user IDs that all map to the same remote user (Ashutosh Bapat)</text:p>
            <text:p>- Transmit query cancellation requests to the remote server (Michael Paquier)</text:p>
            <text:p>Previously, a local query cancellation request did nothing to cause an already-sent remote query to terminate early.</text:p>
          </table:table-cell>
        </table:table-row>
        <table:table-row table:style-name="ro1" table:number-rows-repeated="3">
          <table:table-cell table:style-name="Default" table:number-columns-repeated="2"/>
          <table:table-cell/>
        </table:table-row>
        <table:table-row table:style-name="ro1">
          <table:table-cell table:style-name="ce5"/>
          <table:table-cell table:style-name="Default"/>
          <table:table-cell/>
        </table:table-row>
      </table:table>
      <table:named-expressions/>
      <table:database-ranges>
        <table:database-range table:name="__Anonymous_Sheet_DB__0" table:target-range-address="foreign.A1:foreign.A1048557">
          <table:sort>
            <table:sort-by table:field-number="0" table:data-type="automatic"/>
          </table:sort>
        </table:database-range>
        <table:database-range table:name="__Anonymous_Sheet_DB__1" table:target-range-address="fdk.A1:fdk.A1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4">00/00/0000</text:date>, <text:time style:data-style-name="N2" text:time-value="23:13:18.3081074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3T20:01:01.662972560</meta:creation-date>
    <dc:date>2016-06-04T23:50:41.264000494</dc:date>
    <meta:editing-duration>PT2H13M54S</meta:editing-duration>
    <meta:editing-cycles>16</meta:editing-cycles>
    <meta:generator>LibreOffice/4.4.7.2$Linux_X86_64 LibreOffice_project/40$Build-2</meta:generator>
    <meta:document-statistic meta:table-count="2" meta:cell-count="256" meta:object-count="0"/>
  </office:meta>
</office:document-meta>
</file>